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style style:name="P2" style:family="paragraph" style:parent-style-name="Standard">
      <style:text-properties fo:font-style="italic" style:font-style-asian="italic"/>
    </style:style>
    <style:style style:name="P3" style:family="paragraph" style:parent-style-name="Code_20_New">
      <style:text-properties fo:font-weight="normal" style:font-weight-asian="normal" style:font-weight-complex="normal"/>
    </style:style>
    <style:style style:name="P4" style:family="paragraph" style:parent-style-name="Code_20_New">
      <style:text-properties fo:font-weight="bold" style:font-weight-asian="bold" style:font-weight-complex="bold"/>
    </style:style>
    <style:style style:name="P5" style:family="paragraph" style:parent-style-name="Heading_20_4" style:list-style-name=""/>
    <style:style style:name="P6" style:family="paragraph" style:parent-style-name="Heading_20_4">
      <style:paragraph-properties fo:break-before="page"/>
    </style:style>
    <style:style style:name="P7" style:family="paragraph" style:parent-style-name="Code">
      <style:text-properties fo:font-weight="bold" style:font-weight-asian="bold" style:font-weight-complex="bold"/>
    </style:style>
    <style:style style:name="P8" style:family="paragraph" style:parent-style-name="Code">
      <style:text-properties style:text-line-through-style="solid"/>
    </style:style>
    <style:style style:name="P9" style:family="paragraph" style:parent-style-name="Code">
      <style:text-properties fo:font-weight="normal" style:font-weight-asian="normal" style:font-weight-complex="normal"/>
    </style:style>
    <style:style style:name="P10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<text:bookmark-start text:name="__RefHeading__3418_1695286129"/>Network Paint - HTML5/Javascript<text:bookmark-end text:name="__RefHeading__3418_1695286129"/></text:h>
      <text:h text:style-name="Heading_20_4" text:outline-level="4">Base</text:h>
      <text:p text:style-name="Standard">Create a file called paint.html and open it in a browser</text:p>
      <text:p text:style-name="Standard">Run the program after each addition by refreshing your browser</text:p>
      <text:p text:style-name="Code_20_New">&lt;canvas id="canvas_element" width="640" height="480"&gt;&lt;/canvas&gt;&lt;!-- // --&gt;</text:p>
      <text:p text:style-name="Code_20_New">&lt;script&gt;</text:p>
      <text:p text:style-name="Code_20_New"><text:s text:c="4"/>var canvas <text:s/>= document.getElementById('canvas_element');</text:p>
      <text:p text:style-name="Code_20_New"><text:s text:c="4"/>var context = canvas.getContext('2d');</text:p>
      <text:p text:style-name="Code_20_New"/>
      <text:p text:style-name="Code_20_New"><text:s text:c="4"/>context.fillStyle = 'rgba(0,0,0,255)';</text:p>
      <text:p text:style-name="Code_20_New"><text:s text:c="4"/>context.fillRect(0, 0, canvas.width, canvas.height);</text:p>
      <text:p text:style-name="Code_20_New"/>
      <text:p text:style-name="Code_20_New"><text:s text:c="4"/>function start() {}</text:p>
      <text:p text:style-name="Code_20_New"><text:s text:c="4"/>start();</text:p>
      <text:p text:style-name="Code_20_New">&lt;/script&gt;</text:p>
      <text:h text:style-name="Heading_20_4" text:outline-level="4">Draw Pixel</text:h>
      <text:p text:style-name="Code"><text:s text:c="4"/>var canvas <text:s/>= document.getElementById('canvas_element');</text:p>
      <text:p text:style-name="Code"><text:s text:c="4"/>var context = canvas.getContext('2d');</text:p>
      <text:p text:style-name="Code"/>
      <text:p text:style-name="P7"><text:s text:c="4"/>var my_pen_color <text:s/>= [255,255,255];</text:p>
      <text:p text:style-name="P7"/>
      <text:p text:style-name="P7"><text:s text:c="4"/>canvas.addEventListener('mousedown', eventMouseDown, true);</text:p>
      <text:p text:style-name="P7"><text:s text:c="4"/>function eventMouseDown(event) {</text:p>
      <text:p text:style-name="P7"><text:s text:c="8"/>context.fillStyle <text:s text:c="2"/>= 'rgba(255,0,0,255)';</text:p>
      <text:p text:style-name="P7"><text:s text:c="8"/>context.fillRect(data.current_pos[0], data.current_pos[1],1,1);</text:p>
      <text:p text:style-name="P7"><text:s text:c="4"/>}</text:p>
      <text:p text:style-name="Code"/>
      <text:p text:style-name="Code"><text:s text:c="4"/>context.fillStyle = 'rgba(0,0,0,255)';</text:p>
      <text:h text:style-name="Heading_20_4" text:outline-level="4">Draw Line</text:h>
      <text:p text:style-name="Code"><text:s text:c="4"/>var my_pen_color <text:s/>= [255,255,255];</text:p>
      <text:p text:style-name="P7"><text:s text:c="4"/>var last_draw_pos = null;</text:p>
      <text:p text:style-name="Code"/>
      <text:p text:style-name="Code"><text:s text:c="4"/>canvas.addEventListener('mousedown', eventMouseDown, true);</text:p>
      <text:p text:style-name="Code"><text:s text:c="4"/>function eventMouseDown(event) {</text:p>
      <text:p text:style-name="P8"><text:s text:c="8"/>context.fillStyle <text:s text:c="2"/>= 'rgba(255,0,0,255)';</text:p>
      <text:p text:style-name="P8"><text:s text:c="8"/>context.fillRect(data.current_pos[0], data.current_pos[1],1,1);</text:p>
      <text:p text:style-name="P7"><text:s text:c="8"/>last_draw_pos = [event.layerX, event.layerY];</text:p>
      <text:p text:style-name="P9"><text:s text:c="4"/>}</text:p>
      <text:p text:style-name="P7"><text:s text:c="4"/>canvas.addEventListener('mouseup', eventMouseUp, true);</text:p>
      <text:p text:style-name="P7"><text:s text:c="4"/>function eventMouseUp(event) {</text:p>
      <text:p text:style-name="P7"><text:s text:c="8"/>last_draw_pos = null;</text:p>
      <text:p text:style-name="P7"><text:s text:c="4"/>}</text:p>
      <text:p text:style-name="P7"/>
      <text:p text:style-name="P7"><text:s text:c="4"/>canvas.addEventListener('mousemove',eventMouseMove, true);</text:p>
      <text:p text:style-name="P7"><text:s text:c="4"/>function eventMouseMove(event) {</text:p>
      <text:p text:style-name="P7"><text:s text:c="8"/>var current_draw_pos = [event.layerX, event.layerY];</text:p>
      <text:p text:style-name="P7"><text:s text:c="8"/>if (last_draw_pos != null) {</text:p>
      <text:p text:style-name="P7"><text:s text:c="12"/>context.strokeStyle = 'rgba(255,255,255,255)';</text:p>
      <text:p text:style-name="P7"><text:s text:c="12"/>context.beginPath();</text:p>
      <text:p text:style-name="P7"><text:s text:c="12"/>context.moveTo( <text:s text:c="2"/>last_draw_pos[0], <text:s text:c="3"/>last_draw_pos[1]);</text:p>
      <text:p text:style-name="P7"><text:s text:c="12"/>context.lineTo(current_draw_pos[0], current_draw_pos[1]);</text:p>
      <text:p text:style-name="P7"><text:s text:c="12"/>context.closePath();</text:p>
      <text:p text:style-name="P7"><text:s text:c="12"/>context.stroke();</text:p>
      <text:p text:style-name="P7"><text:s text:c="12"/>last_draw_pos = current_draw_pos;</text:p>
      <text:p text:style-name="P7"><text:s text:c="8"/>}</text:p>
      <text:p text:style-name="Code"><text:span text:style-name="T1"><text:s text:c="5"/>}</text:span></text:p>
      <text:h text:style-name="Heading_20_4" text:outline-level="4"><text:soft-page-break/>Network Structure</text:h>
      <text:p text:style-name="P9"/>
      <text:p text:style-name="P9"><text:s text:c="4"/>var canvas <text:s/>= document.getElementById('canvas_element');</text:p>
      <text:p text:style-name="P9"><text:s text:c="4"/>var context = canvas.getContext('2d');</text:p>
      <text:p text:style-name="P7"><text:s text:c="4"/>var socket <text:s/>= new WebSocket("ws://localhost:9873/");</text:p>
      <text:p text:style-name="P9"/>
      <text:p text:style-name="P9"><text:s text:c="4"/>var my_pen_color <text:s/>= [255,255,255];</text:p>
      <text:p text:style-name="P9"><text:s text:c="4"/>var last_draw_pos = null;</text:p>
      <text:p text:style-name="P9"/>
      <text:p text:style-name="P7"><text:s text:c="4"/>function receive(msg) {</text:p>
      <text:p text:style-name="P7"><text:s text:c="8"/>var data = JSON.parse(msg.data);</text:p>
      <text:p text:style-name="P7"><text:s text:c="8"/>console.log(data)</text:p>
      <text:p text:style-name="P7"><text:s text:c="4"/>}</text:p>
      <text:p text:style-name="P7"><text:s text:c="4"/>socket.onmessage = receive;</text:p>
      <text:p text:style-name="P9"/>
      <text:p text:style-name="P9"><text:s text:c="4"/>canvas.addEventListener('mousedown', eventMouseDown, true);</text:p>
      <text:h text:style-name="Heading_20_4" text:outline-level="4">Send Line and Draw Received Line</text:h>
      <text:p text:style-name="Code"><text:s text:c="4"/>function receive(msg) {</text:p>
      <text:p text:style-name="Code"><text:s text:c="8"/>var data = JSON.parse(msg.data);</text:p>
      <text:p text:style-name="P8"><text:s text:c="8"/>console.log(data) <text:s text:c="16"/>// draw_pixel_network</text:p>
      <text:p text:style-name="P7"><text:s text:c="8"/>if (data.command == 'line') {</text:p>
      <text:p text:style-name="P7"><text:s text:c="12"/>context.strokeStyle = 'rgba(255,255,255,255)';</text:p>
      <text:p text:style-name="P7"><text:s text:c="12"/>context.beginPath();</text:p>
      <text:p text:style-name="P7"><text:s text:c="12"/>context.moveTo( <text:s text:c="2"/>data.last_pos[0], <text:s text:c="3"/>data.last_pos[1]);</text:p>
      <text:p text:style-name="P7"><text:s text:c="12"/>context.lineTo(data.current_pos[0], data.current_pos[1]);</text:p>
      <text:p text:style-name="P7"><text:s text:c="12"/>context.closePath();</text:p>
      <text:p text:style-name="P7"><text:s text:c="12"/>context.stroke();</text:p>
      <text:p text:style-name="P7"><text:s text:c="8"/>}</text:p>
      <text:p text:style-name="Code"><text:s text:c="5"/>}</text:p>
      <text:h text:style-name="Heading_20_4" text:outline-level="4"/>
      <text:p text:style-name="Code"><text:s text:c="8"/>var current_draw_pos = [event.layerX, event.layerY];</text:p>
      <text:p text:style-name="Code"><text:s text:c="8"/>if (last_draw_pos != null) {</text:p>
      <text:p text:style-name="P8"><text:s text:c="12"/>context.strokeStyle = 'rgba(255,255,255,255)';</text:p>
      <text:p text:style-name="P8"><text:s text:c="12"/>context.beginPath();</text:p>
      <text:p text:style-name="P8"><text:s text:c="12"/>context.moveTo( <text:s text:c="2"/>last_draw_pos[0], <text:s text:c="3"/>last_draw_pos[1]);</text:p>
      <text:p text:style-name="P8"><text:s text:c="12"/>context.lineTo(current_draw_pos[0], current_draw_pos[1]);</text:p>
      <text:p text:style-name="P8"><text:s text:c="12"/>context.closePath();</text:p>
      <text:p text:style-name="P8"><text:s text:c="12"/>context.stroke();</text:p>
      <text:p text:style-name="P7"><text:s text:c="12"/>var data = {</text:p>
      <text:p text:style-name="P7"><text:s text:c="16"/>command:"line", </text:p>
      <text:p text:style-name="P7"><text:s text:c="16"/>color:my_pen_color, </text:p>
      <text:p text:style-name="P7"><text:s text:c="16"/>last_pos:last_draw_pos, </text:p>
      <text:p text:style-name="P7"><text:s text:c="16"/>current_pos:current_draw_pos</text:p>
      <text:p text:style-name="P7"><text:s text:c="12"/>};</text:p>
      <text:p text:style-name="P7"><text:s text:c="12"/>socket.send(JSON.stringify(data)+"\n");</text:p>
      <text:p text:style-name="P7"><text:s text:c="12"/>last_draw_pos = current_draw_pos;</text:p>
      <text:p text:style-name="Code"><text:s text:c="9"/>}</text:p>
      <text:h text:style-name="Heading_20_4" text:outline-level="4">Select Color with Keys </text:h>
      <text:p text:style-name="Standard"/>
      <text:h text:style-name="Heading_20_4" text:outline-level="4">Paint Images </text:h>
      <text:p text:style-name="Standard"/>
      <text:h text:style-name="Heading_20_4" text:outline-level="4">Eraser</text:h>
      <text:p text:style-name="Standard"/>
      <text:h text:style-name="Heading_20_4" text:outline-level="4">Text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text-align="center" style:justify-single-word="false" fo:padding-left="0cm" fo:padding-right="0cm" fo:padding-top="0cm" fo:padding-bottom="0.035cm" fo:border-left="none" fo:border-right="none" fo:border-top="none" fo:border-bottom="0.088cm solid #000080" fo:keep-with-next="always"/>
      <style:text-properties style:font-name="Arial" fo:font-size="18pt" fo:font-weight="bold" style:font-size-asian="18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" fo:font-weight="bold" style:font-weight-asian="bold" style:font-size-complex="14pt" style:font-weight-complex="bold"/>
    </style:style>
    <style:style style:name="Code" style:family="paragraph" style:parent-style-name="Standard">
      <style:paragraph-properties fo:padding-left="0.141cm" fo:padding-right="0.141cm" fo:padding-top="0.035cm" fo:padding-bottom="0.035cm" fo:border="0.018cm solid #000000"/>
      <style:text-properties style:font-name="Courier New" fo:font-size="10pt" style:font-size-asian="10pt"/>
    </style:style>
    <style:style style:name="Code_20_New" style:display-name="Code New" style:family="paragraph" style:parent-style-name="Code">
      <style:text-properties fo:font-style="italic" fo:font-weight="bold" style:font-style-asian="italic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_20_Remove" style:display-name="Code Remove" style:family="paragraph" style:parent-style-name="Code_20_New">
      <style:text-properties style:text-line-through-style="solid" fo:font-style="normal" fo:font-weight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Code_20_Char" style:display-name="Code Char" style:family="text" style:parent-style-name="Default_20_Paragraph_20_Font">
      <style:text-properties style:font-name="Courier New" fo:language="en" fo:country="GB" style:font-size-complex="12pt" style:language-complex="ar" style:country-complex="SA"/>
    </style:style>
    <style:style style:name="Code_20_New_20_Char" style:display-name="Code New Char" style:family="text" style:parent-style-name="Code_20_Char">
      <style:text-properties fo:font-style="italic" fo:font-weight="bold" style:font-style-asian="italic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tab/><text:date style:data-style-name="N76" text:date-value="2017-03-20T18:37:05.99">20 March 2017</text:date><text:tab/>Page <text:page-number text:select-page="current">1</text:page-number> or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lan Callaghan</meta:initial-creator>
    <meta:creation-date>2012-10-08T23:11:17</meta:creation-date>
    <dc:date>2017-03-20T18:37:06</dc:date>
    <dc:creator>Allan Callaghan</dc:creator>
    <meta:editing-duration>PT15H55M55S</meta:editing-duration>
    <meta:editing-cycles>16</meta:editing-cycles>
    <meta:generator>OpenOffice/4.1.3$Unix OpenOffice.org_project/413m1$Build-9783</meta:generator>
    <meta:printed-by>Allan Callaghan</meta:printed-by>
    <meta:print-date>2017-03-20T13:41:10</meta:print-date>
    <meta:document-statistic meta:table-count="0" meta:image-count="0" meta:object-count="0" meta:page-count="2" meta:paragraph-count="96" meta:word-count="272" meta:character-count="3609"/>
  </office:meta>
</office:document-meta>
</file>